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b1b8" officeooo:paragraph-rsid="0001b1b8"/>
    </style:style>
    <style:style style:name="P2" style:family="paragraph" style:parent-style-name="Standard">
      <style:text-properties officeooo:rsid="0001b1b8" officeooo:paragraph-rsid="0004b120"/>
    </style:style>
    <style:style style:name="P3" style:family="paragraph" style:parent-style-name="Standard">
      <style:text-properties officeooo:rsid="00035795" officeooo:paragraph-rsid="00035795"/>
    </style:style>
    <style:style style:name="P4" style:family="paragraph" style:parent-style-name="Standard">
      <style:text-properties fo:font-weight="bold" officeooo:rsid="0001b1b8" officeooo:paragraph-rsid="0001b1b8" style:font-weight-asian="bold" style:font-weight-complex="bold"/>
    </style:style>
    <style:style style:name="P5" style:family="paragraph" style:parent-style-name="Standard">
      <style:text-properties fo:font-weight="bold" officeooo:rsid="0001b1b8" officeooo:paragraph-rsid="0004b120" style:font-weight-asian="bold" style:font-weight-complex="bold"/>
    </style:style>
    <style:style style:name="P6" style:family="paragraph" style:parent-style-name="Standard">
      <style:text-properties officeooo:rsid="00035795" officeooo:paragraph-rsid="0004b120"/>
    </style:style>
    <style:style style:name="P7" style:family="paragraph" style:parent-style-name="Standard">
      <style:text-properties officeooo:rsid="00035795" officeooo:paragraph-rsid="000d6830"/>
    </style:style>
    <style:style style:name="P8" style:family="paragraph" style:parent-style-name="Standard">
      <style:text-properties officeooo:rsid="0001b1b8" officeooo:paragraph-rsid="0001b1b8"/>
    </style:style>
    <style:style style:name="P9" style:family="paragraph" style:parent-style-name="Standard">
      <style:text-properties officeooo:rsid="0001b1b8" officeooo:paragraph-rsid="000d6830"/>
    </style:style>
    <style:style style:name="P10" style:family="paragraph" style:parent-style-name="Standard">
      <style:text-properties fo:font-size="16pt" style:text-underline-style="none" fo:font-weight="bold" officeooo:rsid="0001b1b8" officeooo:paragraph-rsid="0001b1b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none" fo:font-weight="bold" officeooo:rsid="000d6830" officeooo:paragraph-rsid="0001b1b8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bold" officeooo:rsid="00035795" officeooo:paragraph-rsid="000d6830" style:font-weight-asian="bold" style:font-weight-complex="bold"/>
    </style:style>
    <style:style style:name="T1" style:family="text">
      <style:text-properties officeooo:rsid="00035795"/>
    </style:style>
    <style:style style:name="T2" style:family="text">
      <style:text-properties officeooo:rsid="0004b120"/>
    </style:style>
    <style:style style:name="T3" style:family="text">
      <style:text-properties officeooo:rsid="0007c067"/>
    </style:style>
    <style:style style:name="T4" style:family="text">
      <style:text-properties officeooo:rsid="0009566e"/>
    </style:style>
    <style:style style:name="T5" style:family="text">
      <style:text-properties officeooo:rsid="000a2b03"/>
    </style:style>
    <style:style style:name="T6" style:family="text">
      <style:text-properties officeooo:rsid="000b7ea6"/>
    </style:style>
    <style:style style:name="T7" style:family="text">
      <style:text-properties officeooo:rsid="000c5316"/>
    </style:style>
    <style:style style:name="T8" style:family="text">
      <style:text-properties officeooo:rsid="000d6830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d6830" style:font-weight-asian="bold" style:font-weight-complex="bold"/>
    </style:style>
    <style:style style:name="T12" style:family="text">
      <style:text-properties officeooo:rsid="000dd4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istórias de Usuário</text:p>
      <text:p text:style-name="P11"><text:span text:style-name="T9"/></text:p>
      <text:p text:style-name="P11"><text:span text:style-name="T9"/></text:p>
      <text:p text:style-name="P12"><text:span text:style-name="T8">1</text:span>. Registrar Ordem de Serviço</text:p>
      <text:p text:style-name="P7"/>
      <text:p text:style-name="P7">H<text:span text:style-name="T12">1</text:span>C1 Normal</text:p>
      <text:p text:style-name="P7"/>
      <text:p text:style-name="P7">Usuário <text:span text:style-name="T8">adiciona os seguintes dados para o cadastro: Cliente: 01, Equipamento: 01, Problema: Não liga e depois clicar em gravar.</text:span></text:p>
      <text:p text:style-name="P9"><text:span text:style-name="T11"/></text:p>
      <text:p text:style-name="P1"><text:span text:style-name="T11">2</text:span><text:span text:style-name="T10">. Login no sistema</text:span></text:p>
      <text:p text:style-name="P4"/>
      <text:p text:style-name="P1">H<text:span text:style-name="T8">2</text:span>C1 Normal</text:p>
      <text:p text:style-name="P1"><text:s text:c="4"/></text:p>
      <text:p text:style-name="P1">Usuário informa login e senha. Sistema valida a senha e busca perfil do usuário para listar os itens no menu.</text:p>
      <text:p text:style-name="P1"/>
      <text:p text:style-name="P1">H<text:span text:style-name="T8">2</text:span>C<text:span text:style-name="T4">2</text:span> Erro</text:p>
      <text:p text:style-name="P1"/>
      <text:p text:style-name="P1">Usuário informa <text:span text:style-name="T1">login</text:span> e senha, sistema acusa erro de senha, <text:span text:style-name="T3">usuário poderá </text:span>troca<text:span text:style-name="T7">r</text:span> a senha selecionando <text:span text:style-name="T1">o campo</text:span> "<text:span text:style-name="T1">enviar senha</text:span>", <text:s/><text:span text:style-name="T3">então o sistema enviará uma nova senha provisória para o e-mail cadastrado.</text:span></text:p>
      <text:p text:style-name="P1"/>
      <text:p text:style-name="P5"><text:span text:style-name="T8">3</text:span>. <text:span text:style-name="T2">Cadastrar Cliente</text:span></text:p>
      <text:p text:style-name="P2"/>
      <text:p text:style-name="P2">H<text:span text:style-name="T8">3</text:span>C1 Normal</text:p>
      <text:p text:style-name="P2"><text:s text:c="4"/></text:p>
      <text:p text:style-name="P2">Usuário informa login e senha <text:span text:style-name="T2">para ter acesso ao sistema, seleciona a opção cadastrar cliente, adiciona os campos e confirma o registro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54S</meta:editing-duration>
    <meta:editing-cycles>13</meta:editing-cycles>
    <meta:generator>LibreOffice/4.2.2.1$Windows_x86 LibreOffice_project/3be8cda0bddd8e430d8cda1ebfd581265cca5a0f</meta:generator>
    <dc:date>2014-05-21T20:05:40.986000000</dc:date>
    <meta:document-statistic meta:table-count="0" meta:image-count="0" meta:object-count="0" meta:page-count="1" meta:paragraph-count="14" meta:word-count="117" meta:character-count="714" meta:non-whitespace-character-count="600"/>
    <meta:user-defined meta:name="Info 1"/>
    <meta:user-defined meta:name="Info 2"/>
    <meta:user-defined meta:name="Info 3"/>
    <meta:user-defined meta:name="Info 4"/>
  </office:meta>
</office:document-meta>
</file>